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Jameel Noori Nastaleeq" svg:font-family="'Jameel Noori Nastaleeq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5992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83caff" style:text-align-source="fix" style:repeat-content="false" style:vertical-align="top"/>
      <style:paragraph-properties fo:text-align="center" style:writing-mode="rl-tb"/>
      <style:text-properties style:font-name="Jameel Noori Nastaleeq" fo:font-size="20pt" style:font-name-asian="Jameel Noori Nastaleeq" style:font-size-asian="20pt" style:font-name-complex="Jameel Noori Nastaleeq" style:font-size-complex="20pt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Jameel Noori Nastaleeq" fo:font-size="20pt" style:font-name-asian="Jameel Noori Nastaleeq" style:font-size-asian="20pt" style:font-name-complex="Jameel Noori Nastaleeq" style:font-size-complex="20pt"/>
    </style:style>
    <style:style style:name="ce11" style:family="table-cell" style:parent-style-name="Default" style:data-style-name="N0"/>
    <style:style style:name="ce3" style:family="table-cell" style:parent-style-name="Default" style:data-style-name="N0">
      <style:table-cell-properties fo:background-color="#83caff" style:text-align-source="fix" style:repeat-content="false" style:vertical-align="top"/>
      <style:paragraph-properties fo:text-align="center"/>
      <style:text-properties style:font-name="Jameel Noori Nastaleeq" fo:font-size="20pt" style:font-name-asian="Jameel Noori Nastaleeq" style:font-size-asian="20pt" style:font-name-complex="Jameel Noori Nastaleeq" style:font-size-complex="20pt"/>
    </style:style>
    <style:style style:name="ce13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cc" style:font-name="Arial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automatic-find-labels="false" table:use-regular-expressions="false"/>
      <table:table table:name="Main" table:style-name="ta1">
        <table:table-column table:style-name="co1" table:number-columns-repeated="10" table:default-cell-style-name="ce11"/>
        <table:table-column table:style-name="co2" table:default-cell-style-name="ce11"/>
        <table:table-column table:style-name="co2" table:number-columns-repeated="1013"/>
        <table:table-column table:style-name="co3" table:number-columns-repeated="15360"/>
        <table:table-row table:style-name="ro1">
          <table:table-cell table:style-name="ce2" office:value-type="string" calcext:value-type="string">
            <text:p>ک-چ</text:p>
          </table:table-cell>
          <table:table-cell table:style-name="ce2" office:value-type="string" calcext:value-type="string">
            <text:p>پ-ل</text:p>
          </table:table-cell>
          <table:table-cell table:style-name="ce2" office:value-type="string" calcext:value-type="string">
            <text:p>-ے</text:p>
          </table:table-cell>
          <table:table-cell table:style-name="ce2" office:value-type="string" calcext:value-type="string">
            <text:p>-ی</text:p>
          </table:table-cell>
          <table:table-cell table:style-name="ce2" office:value-type="string" calcext:value-type="string">
            <text:p>-و</text:p>
          </table:table-cell>
          <table:table-cell table:style-name="ce2" office:value-type="string" calcext:value-type="string">
            <text:p>-ر</text:p>
          </table:table-cell>
          <table:table-cell table:style-name="ce2" office:value-type="string" calcext:value-type="string">
            <text:p>-د</text:p>
          </table:table-cell>
          <table:table-cell table:style-name="ce2" office:value-type="string" calcext:value-type="string">
            <text:p>-ج</text:p>
          </table:table-cell>
          <table:table-cell table:style-name="ce2" office:value-type="string" calcext:value-type="string">
            <text:p>-ب</text:p>
          </table:table-cell>
          <table:table-cell table:style-name="ce2" office:value-type="string" calcext:value-type="string">
            <text:p>-ا</text:p>
          </table:table-cell>
          <table:table-cell table:style-name="ce3"/>
        </table:table-row>
        <table:table-row table:style-name="ro1">
          <table:table-cell table:style-name="ce5" table:formula="of:=SUBSTITUTE(INDIRECT(ADDRESS(1;COLUMN()));&quot;-&quot;;[.$K2])" office:value-type="string" office:string-value="کپچ" calcext:value-type="string">
            <text:p>کپچ</text:p>
          </table:table-cell>
          <table:table-cell table:style-name="ce5" table:formula="of:=SUBSTITUTE(INDIRECT(ADDRESS(1;COLUMN()));&quot;-&quot;;[.$K2])" office:value-type="string" office:string-value="پپل" calcext:value-type="string">
            <text:p>پپل</text:p>
          </table:table-cell>
          <table:table-cell table:style-name="ce5" table:formula="of:=SUBSTITUTE(INDIRECT(ADDRESS(1;COLUMN()));&quot;-&quot;;[.$K2])" office:value-type="string" office:string-value="پے" calcext:value-type="string">
            <text:p>پے</text:p>
          </table:table-cell>
          <table:table-cell table:style-name="ce5" table:formula="of:=SUBSTITUTE(INDIRECT(ADDRESS(1;COLUMN()));&quot;-&quot;;[.$K2])" office:value-type="string" office:string-value="پی" calcext:value-type="string">
            <text:p>پی</text:p>
          </table:table-cell>
          <table:table-cell table:style-name="ce5" table:formula="of:=SUBSTITUTE(INDIRECT(ADDRESS(1;COLUMN()));&quot;-&quot;;[.$K2])" office:value-type="string" office:string-value="پو" calcext:value-type="string">
            <text:p>پو</text:p>
          </table:table-cell>
          <table:table-cell table:style-name="ce5" table:formula="of:=SUBSTITUTE(INDIRECT(ADDRESS(1;COLUMN()));&quot;-&quot;;[.$K2])" office:value-type="string" office:string-value="پر" calcext:value-type="string">
            <text:p>پر</text:p>
          </table:table-cell>
          <table:table-cell table:style-name="ce5" table:formula="of:=SUBSTITUTE(INDIRECT(ADDRESS(1;COLUMN()));&quot;-&quot;;[.$K2])" office:value-type="string" office:string-value="پد" calcext:value-type="string">
            <text:p>پد</text:p>
          </table:table-cell>
          <table:table-cell table:style-name="ce5" table:formula="of:=SUBSTITUTE(INDIRECT(ADDRESS(1;COLUMN()));&quot;-&quot;;[.$K2])" office:value-type="string" office:string-value="پج" calcext:value-type="string">
            <text:p>پج</text:p>
          </table:table-cell>
          <table:table-cell table:style-name="ce5" table:formula="of:=SUBSTITUTE(INDIRECT(ADDRESS(1;COLUMN()));&quot;-&quot;;[.$K2])" office:value-type="string" office:string-value="پب" calcext:value-type="string">
            <text:p>پب</text:p>
          </table:table-cell>
          <table:table-cell table:style-name="ce5" table:formula="of:=SUBSTITUTE(INDIRECT(ADDRESS(1;COLUMN()));&quot;-&quot;;[.$K2])" office:value-type="string" office:string-value="پا" calcext:value-type="string">
            <text:p>پا</text:p>
          </table:table-cell>
          <table:table-cell table:style-name="ce3" office:value-type="string" calcext:value-type="string">
            <text:p>پ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3])" office:value-type="string" office:string-value="کجچ" calcext:value-type="string">
            <text:p>کجچ</text:p>
          </table:table-cell>
          <table:table-cell table:style-name="ce5" table:formula="of:=SUBSTITUTE(INDIRECT(ADDRESS(1;COLUMN()));&quot;-&quot;;[.$K3])" office:value-type="string" office:string-value="پجل" calcext:value-type="string">
            <text:p>پجل</text:p>
          </table:table-cell>
          <table:table-cell table:style-name="ce5" table:formula="of:=SUBSTITUTE(INDIRECT(ADDRESS(1;COLUMN()));&quot;-&quot;;[.$K3])" office:value-type="string" office:string-value="جے" calcext:value-type="string">
            <text:p>جے</text:p>
          </table:table-cell>
          <table:table-cell table:style-name="ce5" table:formula="of:=SUBSTITUTE(INDIRECT(ADDRESS(1;COLUMN()));&quot;-&quot;;[.$K3])" office:value-type="string" office:string-value="جی" calcext:value-type="string">
            <text:p>جی</text:p>
          </table:table-cell>
          <table:table-cell table:style-name="ce5" table:formula="of:=SUBSTITUTE(INDIRECT(ADDRESS(1;COLUMN()));&quot;-&quot;;[.$K3])" office:value-type="string" office:string-value="جو" calcext:value-type="string">
            <text:p>جو</text:p>
          </table:table-cell>
          <table:table-cell table:style-name="ce5" table:formula="of:=SUBSTITUTE(INDIRECT(ADDRESS(1;COLUMN()));&quot;-&quot;;[.$K3])" office:value-type="string" office:string-value="جر" calcext:value-type="string">
            <text:p>جر</text:p>
          </table:table-cell>
          <table:table-cell table:style-name="ce5" table:formula="of:=SUBSTITUTE(INDIRECT(ADDRESS(1;COLUMN()));&quot;-&quot;;[.$K3])" office:value-type="string" office:string-value="جد" calcext:value-type="string">
            <text:p>جد</text:p>
          </table:table-cell>
          <table:table-cell table:style-name="ce5" table:formula="of:=SUBSTITUTE(INDIRECT(ADDRESS(1;COLUMN()));&quot;-&quot;;[.$K3])" office:value-type="string" office:string-value="جج" calcext:value-type="string">
            <text:p>جج</text:p>
          </table:table-cell>
          <table:table-cell table:style-name="ce5" table:formula="of:=SUBSTITUTE(INDIRECT(ADDRESS(1;COLUMN()));&quot;-&quot;;[.$K3])" office:value-type="string" office:string-value="جب" calcext:value-type="string">
            <text:p>جب</text:p>
          </table:table-cell>
          <table:table-cell table:style-name="ce5" table:formula="of:=SUBSTITUTE(INDIRECT(ADDRESS(1;COLUMN()));&quot;-&quot;;[.$K3])" office:value-type="string" office:string-value="جا" calcext:value-type="string">
            <text:p>جا</text:p>
          </table:table-cell>
          <table:table-cell table:style-name="ce3" office:value-type="string" calcext:value-type="string">
            <text:p>ج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4])" office:value-type="string" office:string-value="کدچ" calcext:value-type="string">
            <text:p>کدچ</text:p>
          </table:table-cell>
          <table:table-cell table:style-name="ce5" table:formula="of:=SUBSTITUTE(INDIRECT(ADDRESS(1;COLUMN()));&quot;-&quot;;[.$K4])" office:value-type="string" office:string-value="پدل" calcext:value-type="string">
            <text:p>پدل</text:p>
          </table:table-cell>
          <table:table-cell table:style-name="ce5" table:formula="of:=SUBSTITUTE(INDIRECT(ADDRESS(1;COLUMN()));&quot;-&quot;;[.$K4])" office:value-type="string" office:string-value="دے" calcext:value-type="string">
            <text:p>دے</text:p>
          </table:table-cell>
          <table:table-cell table:style-name="ce5" table:formula="of:=SUBSTITUTE(INDIRECT(ADDRESS(1;COLUMN()));&quot;-&quot;;[.$K4])" office:value-type="string" office:string-value="دی" calcext:value-type="string">
            <text:p>دی</text:p>
          </table:table-cell>
          <table:table-cell table:style-name="ce5" table:formula="of:=SUBSTITUTE(INDIRECT(ADDRESS(1;COLUMN()));&quot;-&quot;;[.$K4])" office:value-type="string" office:string-value="دو" calcext:value-type="string">
            <text:p>دو</text:p>
          </table:table-cell>
          <table:table-cell table:style-name="ce5" table:formula="of:=SUBSTITUTE(INDIRECT(ADDRESS(1;COLUMN()));&quot;-&quot;;[.$K4])" office:value-type="string" office:string-value="در" calcext:value-type="string">
            <text:p>در</text:p>
          </table:table-cell>
          <table:table-cell table:style-name="ce5" table:formula="of:=SUBSTITUTE(INDIRECT(ADDRESS(1;COLUMN()));&quot;-&quot;;[.$K4])" office:value-type="string" office:string-value="دد" calcext:value-type="string">
            <text:p>دد</text:p>
          </table:table-cell>
          <table:table-cell table:style-name="ce5" table:formula="of:=SUBSTITUTE(INDIRECT(ADDRESS(1;COLUMN()));&quot;-&quot;;[.$K4])" office:value-type="string" office:string-value="دج" calcext:value-type="string">
            <text:p>دج</text:p>
          </table:table-cell>
          <table:table-cell table:style-name="ce5" table:formula="of:=SUBSTITUTE(INDIRECT(ADDRESS(1;COLUMN()));&quot;-&quot;;[.$K4])" office:value-type="string" office:string-value="دب" calcext:value-type="string">
            <text:p>دب</text:p>
          </table:table-cell>
          <table:table-cell table:style-name="ce5" table:formula="of:=SUBSTITUTE(INDIRECT(ADDRESS(1;COLUMN()));&quot;-&quot;;[.$K4])" office:value-type="string" office:string-value="دا" calcext:value-type="string">
            <text:p>دا</text:p>
          </table:table-cell>
          <table:table-cell table:style-name="ce3" office:value-type="string" calcext:value-type="string">
            <text:p>د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5])" office:value-type="string" office:string-value="کرچ" calcext:value-type="string">
            <text:p>کرچ</text:p>
          </table:table-cell>
          <table:table-cell table:style-name="ce5" table:formula="of:=SUBSTITUTE(INDIRECT(ADDRESS(1;COLUMN()));&quot;-&quot;;[.$K5])" office:value-type="string" office:string-value="پرل" calcext:value-type="string">
            <text:p>پرل</text:p>
          </table:table-cell>
          <table:table-cell table:style-name="ce5" table:formula="of:=SUBSTITUTE(INDIRECT(ADDRESS(1;COLUMN()));&quot;-&quot;;[.$K5])" office:value-type="string" office:string-value="رے" calcext:value-type="string">
            <text:p>رے</text:p>
          </table:table-cell>
          <table:table-cell table:style-name="ce5" table:formula="of:=SUBSTITUTE(INDIRECT(ADDRESS(1;COLUMN()));&quot;-&quot;;[.$K5])" office:value-type="string" office:string-value="ری" calcext:value-type="string">
            <text:p>ری</text:p>
          </table:table-cell>
          <table:table-cell table:style-name="ce5" table:formula="of:=SUBSTITUTE(INDIRECT(ADDRESS(1;COLUMN()));&quot;-&quot;;[.$K5])" office:value-type="string" office:string-value="رو" calcext:value-type="string">
            <text:p>رو</text:p>
          </table:table-cell>
          <table:table-cell table:style-name="ce5" table:formula="of:=SUBSTITUTE(INDIRECT(ADDRESS(1;COLUMN()));&quot;-&quot;;[.$K5])" office:value-type="string" office:string-value="رر" calcext:value-type="string">
            <text:p>رر</text:p>
          </table:table-cell>
          <table:table-cell table:style-name="ce5" table:formula="of:=SUBSTITUTE(INDIRECT(ADDRESS(1;COLUMN()));&quot;-&quot;;[.$K5])" office:value-type="string" office:string-value="رد" calcext:value-type="string">
            <text:p>رد</text:p>
          </table:table-cell>
          <table:table-cell table:style-name="ce5" table:formula="of:=SUBSTITUTE(INDIRECT(ADDRESS(1;COLUMN()));&quot;-&quot;;[.$K5])" office:value-type="string" office:string-value="رج" calcext:value-type="string">
            <text:p>رج</text:p>
          </table:table-cell>
          <table:table-cell table:style-name="ce5" table:formula="of:=SUBSTITUTE(INDIRECT(ADDRESS(1;COLUMN()));&quot;-&quot;;[.$K5])" office:value-type="string" office:string-value="رب" calcext:value-type="string">
            <text:p>رب</text:p>
          </table:table-cell>
          <table:table-cell table:style-name="ce5" table:formula="of:=SUBSTITUTE(INDIRECT(ADDRESS(1;COLUMN()));&quot;-&quot;;[.$K5])" office:value-type="string" office:string-value="را" calcext:value-type="string">
            <text:p>را</text:p>
          </table:table-cell>
          <table:table-cell table:style-name="ce3" office:value-type="string" calcext:value-type="string">
            <text:p>ر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6])" office:value-type="string" office:string-value="کسچ" calcext:value-type="string">
            <text:p>کسچ</text:p>
          </table:table-cell>
          <table:table-cell table:style-name="ce5" table:formula="of:=SUBSTITUTE(INDIRECT(ADDRESS(1;COLUMN()));&quot;-&quot;;[.$K6])" office:value-type="string" office:string-value="پسل" calcext:value-type="string">
            <text:p>پسل</text:p>
          </table:table-cell>
          <table:table-cell table:style-name="ce5" table:formula="of:=SUBSTITUTE(INDIRECT(ADDRESS(1;COLUMN()));&quot;-&quot;;[.$K6])" office:value-type="string" office:string-value="سے" calcext:value-type="string">
            <text:p>سے</text:p>
          </table:table-cell>
          <table:table-cell table:style-name="ce5" table:formula="of:=SUBSTITUTE(INDIRECT(ADDRESS(1;COLUMN()));&quot;-&quot;;[.$K6])" office:value-type="string" office:string-value="سی" calcext:value-type="string">
            <text:p>سی</text:p>
          </table:table-cell>
          <table:table-cell table:style-name="ce5" table:formula="of:=SUBSTITUTE(INDIRECT(ADDRESS(1;COLUMN()));&quot;-&quot;;[.$K6])" office:value-type="string" office:string-value="سو" calcext:value-type="string">
            <text:p>سو</text:p>
          </table:table-cell>
          <table:table-cell table:style-name="ce5" table:formula="of:=SUBSTITUTE(INDIRECT(ADDRESS(1;COLUMN()));&quot;-&quot;;[.$K6])" office:value-type="string" office:string-value="سر" calcext:value-type="string">
            <text:p>سر</text:p>
          </table:table-cell>
          <table:table-cell table:style-name="ce5" table:formula="of:=SUBSTITUTE(INDIRECT(ADDRESS(1;COLUMN()));&quot;-&quot;;[.$K6])" office:value-type="string" office:string-value="سد" calcext:value-type="string">
            <text:p>سد</text:p>
          </table:table-cell>
          <table:table-cell table:style-name="ce5" table:formula="of:=SUBSTITUTE(INDIRECT(ADDRESS(1;COLUMN()));&quot;-&quot;;[.$K6])" office:value-type="string" office:string-value="سج" calcext:value-type="string">
            <text:p>سج</text:p>
          </table:table-cell>
          <table:table-cell table:style-name="ce5" table:formula="of:=SUBSTITUTE(INDIRECT(ADDRESS(1;COLUMN()));&quot;-&quot;;[.$K6])" office:value-type="string" office:string-value="سب" calcext:value-type="string">
            <text:p>سب</text:p>
          </table:table-cell>
          <table:table-cell table:style-name="ce5" table:formula="of:=SUBSTITUTE(INDIRECT(ADDRESS(1;COLUMN()));&quot;-&quot;;[.$K6])" office:value-type="string" office:string-value="سا" calcext:value-type="string">
            <text:p>سا</text:p>
          </table:table-cell>
          <table:table-cell table:style-name="ce3" office:value-type="string" calcext:value-type="string">
            <text:p>س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7])" office:value-type="string" office:string-value="کصچ" calcext:value-type="string">
            <text:p>کصچ</text:p>
          </table:table-cell>
          <table:table-cell table:style-name="ce5" table:formula="of:=SUBSTITUTE(INDIRECT(ADDRESS(1;COLUMN()));&quot;-&quot;;[.$K7])" office:value-type="string" office:string-value="پصل" calcext:value-type="string">
            <text:p>پصل</text:p>
          </table:table-cell>
          <table:table-cell table:style-name="ce5" table:formula="of:=SUBSTITUTE(INDIRECT(ADDRESS(1;COLUMN()));&quot;-&quot;;[.$K7])" office:value-type="string" office:string-value="صے" calcext:value-type="string">
            <text:p>صے</text:p>
          </table:table-cell>
          <table:table-cell table:style-name="ce5" table:formula="of:=SUBSTITUTE(INDIRECT(ADDRESS(1;COLUMN()));&quot;-&quot;;[.$K7])" office:value-type="string" office:string-value="صی" calcext:value-type="string">
            <text:p>صی</text:p>
          </table:table-cell>
          <table:table-cell table:style-name="ce5" table:formula="of:=SUBSTITUTE(INDIRECT(ADDRESS(1;COLUMN()));&quot;-&quot;;[.$K7])" office:value-type="string" office:string-value="صو" calcext:value-type="string">
            <text:p>صو</text:p>
          </table:table-cell>
          <table:table-cell table:style-name="ce5" table:formula="of:=SUBSTITUTE(INDIRECT(ADDRESS(1;COLUMN()));&quot;-&quot;;[.$K7])" office:value-type="string" office:string-value="صر" calcext:value-type="string">
            <text:p>صر</text:p>
          </table:table-cell>
          <table:table-cell table:style-name="ce5" table:formula="of:=SUBSTITUTE(INDIRECT(ADDRESS(1;COLUMN()));&quot;-&quot;;[.$K7])" office:value-type="string" office:string-value="صد" calcext:value-type="string">
            <text:p>صد</text:p>
          </table:table-cell>
          <table:table-cell table:style-name="ce5" table:formula="of:=SUBSTITUTE(INDIRECT(ADDRESS(1;COLUMN()));&quot;-&quot;;[.$K7])" office:value-type="string" office:string-value="صج" calcext:value-type="string">
            <text:p>صج</text:p>
          </table:table-cell>
          <table:table-cell table:style-name="ce5" table:formula="of:=SUBSTITUTE(INDIRECT(ADDRESS(1;COLUMN()));&quot;-&quot;;[.$K7])" office:value-type="string" office:string-value="صب" calcext:value-type="string">
            <text:p>صب</text:p>
          </table:table-cell>
          <table:table-cell table:style-name="ce5" table:formula="of:=SUBSTITUTE(INDIRECT(ADDRESS(1;COLUMN()));&quot;-&quot;;[.$K7])" office:value-type="string" office:string-value="صا" calcext:value-type="string">
            <text:p>صا</text:p>
          </table:table-cell>
          <table:table-cell table:style-name="ce3" office:value-type="string" calcext:value-type="string">
            <text:p>ص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8])" office:value-type="string" office:string-value="کعچ" calcext:value-type="string">
            <text:p>کعچ</text:p>
          </table:table-cell>
          <table:table-cell table:style-name="ce5" table:formula="of:=SUBSTITUTE(INDIRECT(ADDRESS(1;COLUMN()));&quot;-&quot;;[.$K8])" office:value-type="string" office:string-value="پعل" calcext:value-type="string">
            <text:p>پعل</text:p>
          </table:table-cell>
          <table:table-cell table:style-name="ce5" table:formula="of:=SUBSTITUTE(INDIRECT(ADDRESS(1;COLUMN()));&quot;-&quot;;[.$K8])" office:value-type="string" office:string-value="عے" calcext:value-type="string">
            <text:p>عے</text:p>
          </table:table-cell>
          <table:table-cell table:style-name="ce5" table:formula="of:=SUBSTITUTE(INDIRECT(ADDRESS(1;COLUMN()));&quot;-&quot;;[.$K8])" office:value-type="string" office:string-value="عی" calcext:value-type="string">
            <text:p>عی</text:p>
          </table:table-cell>
          <table:table-cell table:style-name="ce5" table:formula="of:=SUBSTITUTE(INDIRECT(ADDRESS(1;COLUMN()));&quot;-&quot;;[.$K8])" office:value-type="string" office:string-value="عو" calcext:value-type="string">
            <text:p>عو</text:p>
          </table:table-cell>
          <table:table-cell table:style-name="ce5" table:formula="of:=SUBSTITUTE(INDIRECT(ADDRESS(1;COLUMN()));&quot;-&quot;;[.$K8])" office:value-type="string" office:string-value="عر" calcext:value-type="string">
            <text:p>عر</text:p>
          </table:table-cell>
          <table:table-cell table:style-name="ce5" table:formula="of:=SUBSTITUTE(INDIRECT(ADDRESS(1;COLUMN()));&quot;-&quot;;[.$K8])" office:value-type="string" office:string-value="عد" calcext:value-type="string">
            <text:p>عد</text:p>
          </table:table-cell>
          <table:table-cell table:style-name="ce5" table:formula="of:=SUBSTITUTE(INDIRECT(ADDRESS(1;COLUMN()));&quot;-&quot;;[.$K8])" office:value-type="string" office:string-value="عج" calcext:value-type="string">
            <text:p>عج</text:p>
          </table:table-cell>
          <table:table-cell table:style-name="ce5" table:formula="of:=SUBSTITUTE(INDIRECT(ADDRESS(1;COLUMN()));&quot;-&quot;;[.$K8])" office:value-type="string" office:string-value="عب" calcext:value-type="string">
            <text:p>عب</text:p>
          </table:table-cell>
          <table:table-cell table:style-name="ce5" table:formula="of:=SUBSTITUTE(INDIRECT(ADDRESS(1;COLUMN()));&quot;-&quot;;[.$K8])" office:value-type="string" office:string-value="عا" calcext:value-type="string">
            <text:p>عا</text:p>
          </table:table-cell>
          <table:table-cell table:style-name="ce3" office:value-type="string" calcext:value-type="string">
            <text:p>ع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9])" office:value-type="string" office:string-value="کنچ" calcext:value-type="string">
            <text:p>کنچ</text:p>
          </table:table-cell>
          <table:table-cell table:style-name="ce5" table:formula="of:=SUBSTITUTE(INDIRECT(ADDRESS(1;COLUMN()));&quot;-&quot;;[.$K9])" office:value-type="string" office:string-value="پنل" calcext:value-type="string">
            <text:p>پنل</text:p>
          </table:table-cell>
          <table:table-cell table:style-name="ce5" table:formula="of:=SUBSTITUTE(INDIRECT(ADDRESS(1;COLUMN()));&quot;-&quot;;[.$K9])" office:value-type="string" office:string-value="نے" calcext:value-type="string">
            <text:p>نے</text:p>
          </table:table-cell>
          <table:table-cell table:style-name="ce5" table:formula="of:=SUBSTITUTE(INDIRECT(ADDRESS(1;COLUMN()));&quot;-&quot;;[.$K9])" office:value-type="string" office:string-value="نی" calcext:value-type="string">
            <text:p>نی</text:p>
          </table:table-cell>
          <table:table-cell table:style-name="ce5" table:formula="of:=SUBSTITUTE(INDIRECT(ADDRESS(1;COLUMN()));&quot;-&quot;;[.$K9])" office:value-type="string" office:string-value="نو" calcext:value-type="string">
            <text:p>نو</text:p>
          </table:table-cell>
          <table:table-cell table:style-name="ce5" table:formula="of:=SUBSTITUTE(INDIRECT(ADDRESS(1;COLUMN()));&quot;-&quot;;[.$K9])" office:value-type="string" office:string-value="نر" calcext:value-type="string">
            <text:p>نر</text:p>
          </table:table-cell>
          <table:table-cell table:style-name="ce5" table:formula="of:=SUBSTITUTE(INDIRECT(ADDRESS(1;COLUMN()));&quot;-&quot;;[.$K9])" office:value-type="string" office:string-value="ند" calcext:value-type="string">
            <text:p>ند</text:p>
          </table:table-cell>
          <table:table-cell table:style-name="ce5" table:formula="of:=SUBSTITUTE(INDIRECT(ADDRESS(1;COLUMN()));&quot;-&quot;;[.$K9])" office:value-type="string" office:string-value="نج" calcext:value-type="string">
            <text:p>نج</text:p>
          </table:table-cell>
          <table:table-cell table:style-name="ce5" table:formula="of:=SUBSTITUTE(INDIRECT(ADDRESS(1;COLUMN()));&quot;-&quot;;[.$K9])" office:value-type="string" office:string-value="نب" calcext:value-type="string">
            <text:p>نب</text:p>
          </table:table-cell>
          <table:table-cell table:style-name="ce5" table:formula="of:=SUBSTITUTE(INDIRECT(ADDRESS(1;COLUMN()));&quot;-&quot;;[.$K9])" office:value-type="string" office:string-value="نا" calcext:value-type="string">
            <text:p>نا</text:p>
          </table:table-cell>
          <table:table-cell table:style-name="ce3" office:value-type="string" calcext:value-type="string">
            <text:p>ن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10])" office:value-type="string" office:string-value="ککچ" calcext:value-type="string">
            <text:p>ککچ</text:p>
          </table:table-cell>
          <table:table-cell table:style-name="ce5" table:formula="of:=SUBSTITUTE(INDIRECT(ADDRESS(1;COLUMN()));&quot;-&quot;;[.$K10])" office:value-type="string" office:string-value="پکل" calcext:value-type="string">
            <text:p>پکل</text:p>
          </table:table-cell>
          <table:table-cell table:style-name="ce5" table:formula="of:=SUBSTITUTE(INDIRECT(ADDRESS(1;COLUMN()));&quot;-&quot;;[.$K10])" office:value-type="string" office:string-value="کے" calcext:value-type="string">
            <text:p>کے</text:p>
          </table:table-cell>
          <table:table-cell table:style-name="ce5" table:formula="of:=SUBSTITUTE(INDIRECT(ADDRESS(1;COLUMN()));&quot;-&quot;;[.$K10])" office:value-type="string" office:string-value="کی" calcext:value-type="string">
            <text:p>کی</text:p>
          </table:table-cell>
          <table:table-cell table:style-name="ce5" table:formula="of:=SUBSTITUTE(INDIRECT(ADDRESS(1;COLUMN()));&quot;-&quot;;[.$K10])" office:value-type="string" office:string-value="کو" calcext:value-type="string">
            <text:p>کو</text:p>
          </table:table-cell>
          <table:table-cell table:style-name="ce5" table:formula="of:=SUBSTITUTE(INDIRECT(ADDRESS(1;COLUMN()));&quot;-&quot;;[.$K10])" office:value-type="string" office:string-value="کر" calcext:value-type="string">
            <text:p>کر</text:p>
          </table:table-cell>
          <table:table-cell table:style-name="ce5" table:formula="of:=SUBSTITUTE(INDIRECT(ADDRESS(1;COLUMN()));&quot;-&quot;;[.$K10])" office:value-type="string" office:string-value="کد" calcext:value-type="string">
            <text:p>کد</text:p>
          </table:table-cell>
          <table:table-cell table:style-name="ce5" table:formula="of:=SUBSTITUTE(INDIRECT(ADDRESS(1;COLUMN()));&quot;-&quot;;[.$K10])" office:value-type="string" office:string-value="کج" calcext:value-type="string">
            <text:p>کج</text:p>
          </table:table-cell>
          <table:table-cell table:style-name="ce5" table:formula="of:=SUBSTITUTE(INDIRECT(ADDRESS(1;COLUMN()));&quot;-&quot;;[.$K10])" office:value-type="string" office:string-value="کب" calcext:value-type="string">
            <text:p>کب</text:p>
          </table:table-cell>
          <table:table-cell table:style-name="ce5" table:formula="of:=SUBSTITUTE(INDIRECT(ADDRESS(1;COLUMN()));&quot;-&quot;;[.$K10])" office:value-type="string" office:string-value="کا" calcext:value-type="string">
            <text:p>کا</text:p>
          </table:table-cell>
          <table:table-cell table:style-name="ce3" office:value-type="string" calcext:value-type="string">
            <text:p>ک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11])" office:value-type="string" office:string-value="کلچ" calcext:value-type="string">
            <text:p>کلچ</text:p>
          </table:table-cell>
          <table:table-cell table:style-name="ce5" table:formula="of:=SUBSTITUTE(INDIRECT(ADDRESS(1;COLUMN()));&quot;-&quot;;[.$K11])" office:value-type="string" office:string-value="پلل" calcext:value-type="string">
            <text:p>پلل</text:p>
          </table:table-cell>
          <table:table-cell table:style-name="ce5" table:formula="of:=SUBSTITUTE(INDIRECT(ADDRESS(1;COLUMN()));&quot;-&quot;;[.$K11])" office:value-type="string" office:string-value="لے" calcext:value-type="string">
            <text:p>لے</text:p>
          </table:table-cell>
          <table:table-cell table:style-name="ce5" table:formula="of:=SUBSTITUTE(INDIRECT(ADDRESS(1;COLUMN()));&quot;-&quot;;[.$K11])" office:value-type="string" office:string-value="لی" calcext:value-type="string">
            <text:p>لی</text:p>
          </table:table-cell>
          <table:table-cell table:style-name="ce5" table:formula="of:=SUBSTITUTE(INDIRECT(ADDRESS(1;COLUMN()));&quot;-&quot;;[.$K11])" office:value-type="string" office:string-value="لو" calcext:value-type="string">
            <text:p>لو</text:p>
          </table:table-cell>
          <table:table-cell table:style-name="ce5" table:formula="of:=SUBSTITUTE(INDIRECT(ADDRESS(1;COLUMN()));&quot;-&quot;;[.$K11])" office:value-type="string" office:string-value="لر" calcext:value-type="string">
            <text:p>لر</text:p>
          </table:table-cell>
          <table:table-cell table:style-name="ce5" table:formula="of:=SUBSTITUTE(INDIRECT(ADDRESS(1;COLUMN()));&quot;-&quot;;[.$K11])" office:value-type="string" office:string-value="لد" calcext:value-type="string">
            <text:p>لد</text:p>
          </table:table-cell>
          <table:table-cell table:style-name="ce5" table:formula="of:=SUBSTITUTE(INDIRECT(ADDRESS(1;COLUMN()));&quot;-&quot;;[.$K11])" office:value-type="string" office:string-value="لج" calcext:value-type="string">
            <text:p>لج</text:p>
          </table:table-cell>
          <table:table-cell table:style-name="ce5" table:formula="of:=SUBSTITUTE(INDIRECT(ADDRESS(1;COLUMN()));&quot;-&quot;;[.$K11])" office:value-type="string" office:string-value="لب" calcext:value-type="string">
            <text:p>لب</text:p>
          </table:table-cell>
          <table:table-cell table:style-name="ce5" table:formula="of:=SUBSTITUTE(INDIRECT(ADDRESS(1;COLUMN()));&quot;-&quot;;[.$K11])" office:value-type="string" office:string-value="لا" calcext:value-type="string">
            <text:p>لا</text:p>
          </table:table-cell>
          <table:table-cell table:style-name="ce3" office:value-type="string" calcext:value-type="string">
            <text:p>ل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12])" office:value-type="string" office:string-value="کمچ" calcext:value-type="string">
            <text:p>کمچ</text:p>
          </table:table-cell>
          <table:table-cell table:style-name="ce5" table:formula="of:=SUBSTITUTE(INDIRECT(ADDRESS(1;COLUMN()));&quot;-&quot;;[.$K12])" office:value-type="string" office:string-value="پمل" calcext:value-type="string">
            <text:p>پمل</text:p>
          </table:table-cell>
          <table:table-cell table:style-name="ce5" table:formula="of:=SUBSTITUTE(INDIRECT(ADDRESS(1;COLUMN()));&quot;-&quot;;[.$K12])" office:value-type="string" office:string-value="مے" calcext:value-type="string">
            <text:p>مے</text:p>
          </table:table-cell>
          <table:table-cell table:style-name="ce5" table:formula="of:=SUBSTITUTE(INDIRECT(ADDRESS(1;COLUMN()));&quot;-&quot;;[.$K12])" office:value-type="string" office:string-value="می" calcext:value-type="string">
            <text:p>می</text:p>
          </table:table-cell>
          <table:table-cell table:style-name="ce5" table:formula="of:=SUBSTITUTE(INDIRECT(ADDRESS(1;COLUMN()));&quot;-&quot;;[.$K12])" office:value-type="string" office:string-value="مو" calcext:value-type="string">
            <text:p>مو</text:p>
          </table:table-cell>
          <table:table-cell table:style-name="ce5" table:formula="of:=SUBSTITUTE(INDIRECT(ADDRESS(1;COLUMN()));&quot;-&quot;;[.$K12])" office:value-type="string" office:string-value="مر" calcext:value-type="string">
            <text:p>مر</text:p>
          </table:table-cell>
          <table:table-cell table:style-name="ce5" table:formula="of:=SUBSTITUTE(INDIRECT(ADDRESS(1;COLUMN()));&quot;-&quot;;[.$K12])" office:value-type="string" office:string-value="مد" calcext:value-type="string">
            <text:p>مد</text:p>
          </table:table-cell>
          <table:table-cell table:style-name="ce5" table:formula="of:=SUBSTITUTE(INDIRECT(ADDRESS(1;COLUMN()));&quot;-&quot;;[.$K12])" office:value-type="string" office:string-value="مج" calcext:value-type="string">
            <text:p>مج</text:p>
          </table:table-cell>
          <table:table-cell table:style-name="ce5" table:formula="of:=SUBSTITUTE(INDIRECT(ADDRESS(1;COLUMN()));&quot;-&quot;;[.$K12])" office:value-type="string" office:string-value="مب" calcext:value-type="string">
            <text:p>مب</text:p>
          </table:table-cell>
          <table:table-cell table:style-name="ce5" table:formula="of:=SUBSTITUTE(INDIRECT(ADDRESS(1;COLUMN()));&quot;-&quot;;[.$K12])" office:value-type="string" office:string-value="ما" calcext:value-type="string">
            <text:p>ما</text:p>
          </table:table-cell>
          <table:table-cell table:style-name="ce3" office:value-type="string" calcext:value-type="string">
            <text:p>م</text:p>
          </table:table-cell>
          <table:table-cell table:style-name="ce11" table:number-columns-repeated="16373"/>
        </table:table-row>
        <table:table-row table:style-name="ro1">
          <table:table-cell table:style-name="ce5" table:formula="of:=SUBSTITUTE(INDIRECT(ADDRESS(1;COLUMN()));&quot;-&quot;;[.$K13])" office:value-type="string" office:string-value="کہچ" calcext:value-type="string">
            <text:p>کہچ</text:p>
          </table:table-cell>
          <table:table-cell table:style-name="ce5" table:formula="of:=SUBSTITUTE(INDIRECT(ADDRESS(1;COLUMN()));&quot;-&quot;;[.$K13])" office:value-type="string" office:string-value="پہل" calcext:value-type="string">
            <text:p>پہل</text:p>
          </table:table-cell>
          <table:table-cell table:style-name="ce5" table:formula="of:=SUBSTITUTE(INDIRECT(ADDRESS(1;COLUMN()));&quot;-&quot;;[.$K13])" office:value-type="string" office:string-value="ہے" calcext:value-type="string">
            <text:p>ہے</text:p>
          </table:table-cell>
          <table:table-cell table:style-name="ce5" table:formula="of:=SUBSTITUTE(INDIRECT(ADDRESS(1;COLUMN()));&quot;-&quot;;[.$K13])" office:value-type="string" office:string-value="ہی" calcext:value-type="string">
            <text:p>ہی</text:p>
          </table:table-cell>
          <table:table-cell table:style-name="ce5" table:formula="of:=SUBSTITUTE(INDIRECT(ADDRESS(1;COLUMN()));&quot;-&quot;;[.$K13])" office:value-type="string" office:string-value="ہو" calcext:value-type="string">
            <text:p>ہو</text:p>
          </table:table-cell>
          <table:table-cell table:style-name="ce5" table:formula="of:=SUBSTITUTE(INDIRECT(ADDRESS(1;COLUMN()));&quot;-&quot;;[.$K13])" office:value-type="string" office:string-value="ہر" calcext:value-type="string">
            <text:p>ہر</text:p>
          </table:table-cell>
          <table:table-cell table:style-name="ce5" table:formula="of:=SUBSTITUTE(INDIRECT(ADDRESS(1;COLUMN()));&quot;-&quot;;[.$K13])" office:value-type="string" office:string-value="ہد" calcext:value-type="string">
            <text:p>ہد</text:p>
          </table:table-cell>
          <table:table-cell table:style-name="ce5" table:formula="of:=SUBSTITUTE(INDIRECT(ADDRESS(1;COLUMN()));&quot;-&quot;;[.$K13])" office:value-type="string" office:string-value="ہج" calcext:value-type="string">
            <text:p>ہج</text:p>
          </table:table-cell>
          <table:table-cell table:style-name="ce5" table:formula="of:=SUBSTITUTE(INDIRECT(ADDRESS(1;COLUMN()));&quot;-&quot;;[.$K13])" office:value-type="string" office:string-value="ہب" calcext:value-type="string">
            <text:p>ہب</text:p>
          </table:table-cell>
          <table:table-cell table:style-name="ce5" table:formula="of:=SUBSTITUTE(INDIRECT(ADDRESS(1;COLUMN()));&quot;-&quot;;[.$K13])" office:value-type="string" office:string-value="ہا" calcext:value-type="string">
            <text:p>ہا</text:p>
          </table:table-cell>
          <table:table-cell table:style-name="ce3" office:value-type="string" calcext:value-type="string">
            <text:p>ہ</text:p>
          </table:table-cell>
          <table:table-cell table:style-name="ce11" table:number-columns-repeated="16373"/>
        </table:table-row>
        <table:table-row table:style-name="ro2" table:number-rows-repeated="1048562">
          <table:table-cell table:number-columns-repeated="11"/>
          <table:table-cell table:style-name="ce11" table:number-columns-repeated="16373"/>
        </table:table-row>
        <table:table-row table:style-name="ro2">
          <table:table-cell table:number-columns-repeated="11"/>
          <table:table-cell table:style-name="ce11" table:number-columns-repeated="16373"/>
        </table:table-row>
      </table:table>
      <table:table table:name="About" table:style-name="ta1">
        <table:table-column table:style-name="co2" table:number-columns-repeated="1024" table:default-cell-style-name="ce13"/>
        <table:table-column table:style-name="co3" table:number-columns-repeated="15360"/>
        <table:table-row table:style-name="ro3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10" table:number-rows-spanned="1">
            <text:p>Acknowledgement: Spreadsheet is based on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9" office:value-type="string" calcext:value-type="string" table:number-columns-spanned="10" table:number-rows-spanned="1">
            <text:p><text:a xlink:href="http://www.columbia.edu/itc/mealac/pritchett/00urdu/urduscript/graphics/naimchart.gif" xlink:type="simple">C. M. Naim's Positional chart</text:a>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0" office:value-type="string" calcext:value-type="string" table:number-columns-spanned="10" table:number-rows-spanned="1">
            <text:p>(Columbia University link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18" office:value-type="string" calcext:value-type="string" table:number-columns-spanned="9" table:number-rows-spanned="1">
            <text:p>Conversion to LibreOffice Calc spreadsheet by daddylangl (1.0)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10" table:number-rows-spanned="1">
            <text:p>Best font I have found so far for Urdu is Jameel Noori Nastaleeq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8" office:value-type="string" calcext:value-type="string" table:number-columns-spanned="9" table:number-rows-spanned="1">
            <text:p><text:a xlink:href="https://urdu.ca/1" xlink:type="simple">https://urdu.ca/1</text:a></text:p>
          </table:table-cell>
          <table:covered-table-cell table:number-columns-repeated="8"/>
          <table:table-cell table:number-columns-repeated="1015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Jameel Noori Nastaleeq" svg:font-family="'Jameel Noori Nastaleeq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ur" style:country-complex="PK"/>
    </style:default-style>
    <style:default-style style:family="graphic">
      <style:graphic-properties draw:stroke="solid" svg:stroke-width="0.0138in" svg:stroke-color="#41719c" svg:stroke-opacity="100%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ur" style:country-complex="PK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16-08-03T18:36:22Z</meta:creation-date>
    <dc:date>2025-11-06T16:50:43.976277300</dc:date>
    <meta:editing-cycles>26</meta:editing-cycles>
    <meta:editing-duration>PT9H25M26S</meta:editing-duration>
    <meta:document-statistic meta:table-count="2" meta:cell-count="148" meta:object-count="0"/>
  </office:meta>
</office:document-meta>
</file>